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5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number-columns-repeated="2"/>
          <table:table-cell table:style-name="ce27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0 = Left to Right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8" calcext:value-type="float">
            <text:p>780.346820809248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3" calcext:value-type="float">
            <text:p>743.801652892563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9" calcext:value-type="float">
            <text:p>754.189944134079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5" calcext:value-type="float">
            <text:p>639.810426540285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5" calcext:value-type="float">
            <text:p>528.375733855185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3" calcext:value-type="float">
            <text:p>493.601462522853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3" calcext:value-type="float">
            <text:p>533.596837944663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7" calcext:value-type="float">
            <text:p>581.896551724137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3" calcext:value-type="float">
            <text:p>692.307692307693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6" calcext:value-type="float">
            <text:p>876.623376623376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8" calcext:value-type="float">
            <text:p>769.230769230768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3" calcext:value-type="float">
            <text:p>658.536585365853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2" calcext:value-type="float">
            <text:p>477.031802120142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6" calcext:value-type="float">
            <text:p>429.25278219396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6" calcext:value-type="float">
            <text:p>576.923076923076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4" calcext:value-type="float">
            <text:p>706.806282722514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2" calcext:value-type="float">
            <text:p>733.695652173912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" calcext:value-type="float">
            <text:p>731.70731707317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8" calcext:value-type="float">
            <text:p>868.167202572348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4" calcext:value-type="float">
            <text:p>773.638968481374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10min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'Data Input and Calculations'.Q45:'Data Input and Calculations'.Q45 'Data Input and Calculations'.Q46:'Data Input and Calculations'.Q141 'Data Input and Calculations'.P45:'Data Input and Calculations'.P45 'Data Input and Calculations'.P46:'Data Input and Calculations'.P141 'Data Input and Calculations'.O45:'Data Input and Calculations'.O45 'Data Input and Calculations'.O46:'Data Input and Calculations'.O141 'Data Input and Calculations'.N45:'Data Input and Calculations'.N45 'Data Input and Calculations'.N46:'Data Input and Calculations'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'Data Input and Calculations'.Q45:'Data Input and Calculations'.Q45 'Data Input and Calculations'.Q270:'Data Input and Calculations'.Q327 'Data Input and Calculations'.N45:'Data Input and Calculations'.N45 'Data Input and Calculations'.N270:'Data Input and Calculations'.N327 'Data Input and Calculations'.O45:'Data Input and Calculations'.O45 'Data Input and Calculations'.O270:'Data Input and Calculations'.O327 'Data Input and Calculations'.P45:'Data Input and Calculations'.P45 'Data Input and Calculations'.P270:'Data Input and Calculations'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'Data Input and Calculations'.Q45:'Data Input and Calculations'.Q45 'Data Input and Calculations'.Q46:'Data Input and Calculations'.Q337 'Data Input and Calculations'.P45:'Data Input and Calculations'.P45 'Data Input and Calculations'.P46:'Data Input and Calculations'.P337 'Data Input and Calculations'.O45:'Data Input and Calculations'.O45 'Data Input and Calculations'.O46:'Data Input and Calculations'.O337 'Data Input and Calculations'.N45:'Data Input and Calculations'.N45 'Data Input and Calculations'.N46:'Data Input and Calculations'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20:25:44.86776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7T12:35:07.302141262</dc:date>
    <meta:editing-duration>P2DT9H16M48S</meta:editing-duration>
    <meta:editing-cycles>64</meta:editing-cycles>
    <meta:generator>LibreOffice/5.0.2.2$Linux_X86_64 LibreOffice_project/00m0$Build-2</meta:generator>
    <meta:document-statistic meta:table-count="4" meta:cell-count="1030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cm" svg:y="0.437cm" chart:style-name="ch2">
          <text:p>Open Traffic Survey - Time :  Date - Speed of vehicles</text:p>
        </chart:title>
        <chart:subtitle svg:x="4.798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8">
                <text:p>780.3468208092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3">
                <text:p>743.8016528925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9">
                <text:p>754.18994413407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5">
                <text:p>639.8104265402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5">
                <text:p>528.3757338551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3">
                <text:p>493.601462522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3">
                <text:p>533.5968379446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7">
                <text:p>581.8965517241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6">
                <text:p>876.6233766233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8">
                <text:p>769.2307692307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3">
                <text:p>658.536585365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2">
                <text:p>477.03180212014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6">
                <text:p>429.252782193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6">
                <text:p>576.9230769230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4">
                <text:p>706.80628272251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2">
                <text:p>733.69565217391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">
                <text:p>731.7073170731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8">
                <text:p>868.1672025723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4">
                <text:p>773.63896848137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45 'Data Input and Calculations'.N270:'Data Input and Calculations'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270:'Data Input and Calculations'.Q327" chart:label-cell-address="'Data Input and Calculations'.Q45:'Data Input and Calculations'.Q45" chart:class="chart:bar">
            <chart:data-point chart:repeated="58"/>
          </chart:series>
          <chart:series chart:style-name="ch13" chart:values-cell-range-address="'Data Input and Calculations'.N270:'Data Input and Calculations'.N327" chart:label-cell-address="'Data Input and Calculations'.N45:'Data Input and Calculations'.N45" chart:class="chart:bar">
            <chart:data-point chart:repeated="58"/>
          </chart:series>
          <chart:series chart:style-name="ch14" chart:values-cell-range-address="'Data Input and Calculations'.O270:'Data Input and Calculations'.O327" chart:label-cell-address="'Data Input and Calculations'.O45:'Data Input and Calculations'.O45" chart:class="chart:bar">
            <chart:data-point chart:repeated="58"/>
          </chart:series>
          <chart:series chart:style-name="ch15" chart:values-cell-range-address="'Data Input and Calculations'.P270:'Data Input and Calculations'.P327" chart:label-cell-address="'Data Input and Calculations'.P45:'Data Input and Calculations'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Q270:'Data Input and Calculations'.Q327</svg:desc>
                </draw:g>
              </table:table-cell>
              <table:table-cell office:value-type="float" office:value="NaN">
                <text:p>NaN</text:p>
                <draw:g>
                  <svg:desc>'Data Input and Calculations'.N270:'Data Input and Calculations'.N327</svg:desc>
                </draw:g>
              </table:table-cell>
              <table:table-cell office:value-type="float" office:value="NaN">
                <text:p>NaN</text:p>
                <draw:g>
                  <svg:desc>'Data Input and Calculations'.O270:'Data Input and Calculations'.O327</svg:desc>
                </draw:g>
              </table:table-cell>
              <table:table-cell office:value-type="float" office:value="NaN">
                <text:p>NaN</text:p>
                <draw:g>
                  <svg:desc>'Data Input and Calculations'.P270:'Data Input and Calculations'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5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02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141" chart:label-cell-address="'Data Input and Calculations'.Q45:'Data Input and Calculations'.Q45" chart:class="chart:bar">
            <chart:data-point chart:repeated="96"/>
          </chart:series>
          <chart:series chart:style-name="ch13" chart:values-cell-range-address="'Data Input and Calculations'.P46:'Data Input and Calculations'.P141" chart:label-cell-address="'Data Input and Calculations'.P45:'Data Input and Calculations'.P45" chart:class="chart:bar">
            <chart:data-point chart:repeated="96"/>
          </chart:series>
          <chart:series chart:style-name="ch14" chart:values-cell-range-address="'Data Input and Calculations'.O46:'Data Input and Calculations'.O141" chart:label-cell-address="'Data Input and Calculations'.O45:'Data Input and Calculations'.O45" chart:class="chart:bar">
            <chart:data-point chart:repeated="96"/>
          </chart:series>
          <chart:series chart:style-name="ch15" chart:values-cell-range-address="'Data Input and Calculations'.N46:'Data Input and Calculations'.N141" chart:label-cell-address="'Data Input and Calculations'.N45:'Data Input and Calculations'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141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141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141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81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337" chart:label-cell-address="'Data Input and Calculations'.Q45:'Data Input and Calculations'.Q45" chart:class="chart:bar">
            <chart:data-point chart:repeated="292"/>
          </chart:series>
          <chart:series chart:style-name="ch13" chart:values-cell-range-address="'Data Input and Calculations'.P46:'Data Input and Calculations'.P337" chart:label-cell-address="'Data Input and Calculations'.P45:'Data Input and Calculations'.P45" chart:class="chart:bar">
            <chart:data-point chart:repeated="292"/>
          </chart:series>
          <chart:series chart:style-name="ch14" chart:values-cell-range-address="'Data Input and Calculations'.O46:'Data Input and Calculations'.O337" chart:label-cell-address="'Data Input and Calculations'.O45:'Data Input and Calculations'.O45" chart:class="chart:bar">
            <chart:data-point chart:repeated="292"/>
          </chart:series>
          <chart:series chart:style-name="ch15" chart:values-cell-range-address="'Data Input and Calculations'.N46:'Data Input and Calculations'.N337" chart:label-cell-address="'Data Input and Calculations'.N45:'Data Input and Calculations'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337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337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337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5cm" svg:y="0.48cm" chart:style-name="ch2">
          <text:p>19th May 2015 Hudds Rd - Speed of vehicles using more accurate speed calculations - with estimated error range</text:p>
        </chart:title>
        <chart:subtitle svg:x="11.97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